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c2ds3-2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  <table:table-row table:style-name="ro1">
          <table:table-cell office:value-type="string" calcext:value-type="string">
            <text:p>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c2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c2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c2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c2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c2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c2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c2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c2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c2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c2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c2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c2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c2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c2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c2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c2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c2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c2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c2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c2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c2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c2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c2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c2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c2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c2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c2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office:value-type="string" calcext:value-type="string">
            <text:p>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c2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c2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c2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c2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c2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c2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c2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c2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c2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c2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c2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c2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c2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c2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c2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c2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c2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c2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c2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c2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c2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c2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c2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c2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c2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c2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c2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c2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c2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c2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c2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c2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c2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c2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c2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c2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c2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c2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c2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c2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c2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c2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c2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c2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c2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c2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c2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c2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c2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c2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c2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c2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c2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c2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c2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c2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c2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c2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c2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c2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c2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c2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c2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c2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c2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c2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c2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c2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c2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c2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c2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c2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c2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c2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c2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c2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c2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c2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c2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c2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c2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c2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c2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c2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c2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c2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c2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c2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c2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c2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c2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c2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c2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c2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c2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c2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c2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c2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c2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c2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c2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c2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c2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c2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c2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c2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c2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c2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c2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c2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c2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c2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c2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c2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c2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c2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c2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c2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c2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c2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c2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c2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c2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c2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c2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c2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c2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c2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c2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c2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c2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c2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c2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c2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c2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c2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c2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c2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c2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c2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c2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c2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c2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c2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c2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c2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c2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c2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c2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c2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c2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c2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c2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c2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c2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c2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c2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c2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c2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c2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c2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c2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c2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c2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c2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c2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c2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c2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c2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c2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c2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c2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c2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c2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c2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c2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c2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c2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c2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c2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c2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c2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c2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c2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c2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c2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c2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c2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c2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c2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office:value-type="string" calcext:value-type="string">
            <text:p>c2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c2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c2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c2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c2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c2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c2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c2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c2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c2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c2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c2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c2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c2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c2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c2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c2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c2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c2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c2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c2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c2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c2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  <table:table-row table:style-name="ro1">
          <table:table-cell office:value-type="string" calcext:value-type="string">
            <text:p>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office:value-type="string" calcext:value-type="string">
            <text:p>c2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c2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c2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c2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c2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c2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c2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c2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c2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c2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c2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c2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c2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c2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c2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c2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c2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c2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c2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c2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c2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c2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c2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c2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c2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c2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c2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c2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c2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c2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c2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c2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c2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c2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c2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c2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c2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c2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c2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c2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c2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c2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c2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c2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c2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c2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c2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c2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c2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c2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c2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c2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c2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c2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c2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c2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c2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c2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c2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c2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c2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c2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c2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c2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c2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c2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c2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c2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c2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c2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c2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c2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c2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c2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c2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c2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c2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c2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c2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c2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c2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c2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c2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c2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c2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c2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c2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c2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c2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c2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c2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c2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c2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c2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c2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c2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c2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c2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c2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c2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c2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c2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c2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c2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c2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c2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c2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c2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c2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c2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c2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c2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c2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c2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c2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c2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c2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c2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c2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c2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c2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c2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c2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c2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c2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c2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c2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c2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c2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c2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c2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c2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c2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c2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c2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c2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c2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c2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c2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c2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c2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c2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c2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c2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c2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c2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c2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c2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c2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c2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c2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c2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c2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c2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c2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c2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c2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c2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c2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c2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c2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c2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c2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c2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c2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c2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c2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c2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c2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c2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c2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c2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c2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c2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c2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c2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c2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c2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c2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c2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c2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c2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c2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c2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c2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c2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c2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c2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c2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c2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c2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c2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c2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c2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c2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c2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c2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c2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c2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c2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c2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c2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c2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c2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c2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c2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c2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c2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c2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c2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c2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c2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c2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c2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c2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c2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c2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c2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c2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c2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c2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c2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c2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c2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c2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c2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c2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c2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c2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c2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c2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c2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c2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c2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c2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c2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c2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c2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c2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c2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c2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c2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c2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c2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c2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c2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c2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c2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c2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c2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c2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c2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c2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c2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c2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c2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c2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c2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c2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c2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  <table:table-row table:style-name="ro1">
          <table:table-cell office:value-type="string" calcext:value-type="string">
            <text:p>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7:31.327000000</dc:date>
    <meta:editing-duration>PT30S</meta:editing-duration>
    <meta:editing-cycles>1</meta:editing-cycles>
    <meta:document-statistic meta:table-count="1" meta:cell-count="3003" meta:object-count="0"/>
    <meta:generator>LibreOffice/6.1.4.2$Windows_X86_64 LibreOffice_project/9d0f32d1f0b509096fd65e0d4bec26ddd1938fd3</meta:generator>
  </office:meta>
</office:document-meta>
</file>